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2a3" officeooo:paragraph-rsid="0011d2a3"/>
    </style:style>
    <style:style style:name="P2" style:family="paragraph" style:parent-style-name="Standard">
      <style:paragraph-properties fo:text-align="justify" style:justify-single-word="false"/>
      <style:text-properties officeooo:rsid="0011d2a3" officeooo:paragraph-rsid="0011d2a3"/>
    </style:style>
    <style:style style:name="P3" style:family="paragraph" style:parent-style-name="Standard">
      <style:paragraph-properties fo:text-align="justify" style:justify-single-word="false"/>
      <style:text-properties officeooo:rsid="0011d2a3" officeooo:paragraph-rsid="0015281a"/>
    </style:style>
    <style:style style:name="P4" style:family="paragraph" style:parent-style-name="Standard">
      <style:paragraph-properties fo:text-align="justify" style:justify-single-word="false"/>
      <style:text-properties officeooo:rsid="0011d2a3" officeooo:paragraph-rsid="00161180"/>
    </style:style>
    <style:style style:name="P5" style:family="paragraph" style:parent-style-name="Standard">
      <style:text-properties fo:font-weight="bold" officeooo:rsid="0011d2a3" officeooo:paragraph-rsid="0011d2a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1d2a3" officeooo:paragraph-rsid="0011d2a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61180" officeooo:paragraph-rsid="00161180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1d2a3" officeooo:paragraph-rsid="0011d2a3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2618e" officeooo:paragraph-rsid="0012618e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43236" officeooo:paragraph-rsid="00143236"/>
    </style:style>
    <style:style style:name="P11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officeooo:rsid="00143236" officeooo:paragraph-rsid="00143236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43236" officeooo:paragraph-rsid="001432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2618e" officeooo:paragraph-rsid="0012618e"/>
    </style:style>
    <style:style style:name="P14" style:family="paragraph" style:parent-style-name="Standard" style:list-style-name="L3">
      <style:paragraph-properties fo:text-align="justify" style:justify-single-word="false"/>
      <style:text-properties officeooo:rsid="00143236" officeooo:paragraph-rsid="0012618e"/>
    </style:style>
    <style:style style:name="P15" style:family="paragraph" style:parent-style-name="Standard" style:list-style-name="L5">
      <style:paragraph-properties fo:text-align="justify" style:justify-single-word="false"/>
      <style:text-properties officeooo:rsid="00143236" officeooo:paragraph-rsid="00143236"/>
    </style:style>
    <style:style style:name="P16" style:family="paragraph" style:parent-style-name="Standard" style:list-style-name="L6">
      <style:paragraph-properties fo:text-align="justify" style:justify-single-word="false"/>
      <style:text-properties officeooo:rsid="0011d2a3" officeooo:paragraph-rsid="0015281a"/>
    </style:style>
    <style:style style:name="P17" style:family="paragraph" style:parent-style-name="Standard" style:list-style-name="L6">
      <style:paragraph-properties fo:text-align="justify" style:justify-single-word="false"/>
      <style:text-properties officeooo:rsid="0015281a" officeooo:paragraph-rsid="0015281a"/>
    </style:style>
    <style:style style:name="P18" style:family="paragraph" style:parent-style-name="Standard" style:list-style-name="L7">
      <style:paragraph-properties fo:text-align="justify" style:justify-single-word="false"/>
      <style:text-properties officeooo:rsid="0015281a" officeooo:paragraph-rsid="0015281a"/>
    </style:style>
    <style:style style:name="P19" style:family="paragraph" style:parent-style-name="Standard" style:list-style-name="L7">
      <style:paragraph-properties fo:text-align="justify" style:justify-single-word="false"/>
      <style:text-properties officeooo:rsid="00161180" officeooo:paragraph-rsid="00161180"/>
    </style:style>
    <style:style style:name="P20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officeooo:rsid="0011d2a3" officeooo:paragraph-rsid="0011d2a3"/>
    </style:style>
    <style:style style:name="P21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officeooo:rsid="0012618e" officeooo:paragraph-rsid="0012618e"/>
    </style:style>
    <style:style style:name="P22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officeooo:rsid="0012618e" officeooo:paragraph-rsid="0012618e"/>
    </style:style>
    <style:style style:name="P23" style:family="paragraph" style:parent-style-name="Standard" style:list-style-name="L4">
      <style:paragraph-properties fo:margin-left="2.501cm" fo:margin-right="0cm" fo:text-align="justify" style:justify-single-word="false" fo:text-indent="-0.635cm" style:auto-text-indent="false"/>
      <style:text-properties officeooo:rsid="00143236" officeooo:paragraph-rsid="00143236"/>
    </style:style>
    <style:style style:name="P24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fo:font-weight="normal" officeooo:rsid="0017c532" officeooo:paragraph-rsid="0017c532" style:font-weight-asian="normal" style:font-weight-complex="normal"/>
    </style:style>
    <style:style style:name="T1" style:family="text">
      <style:text-properties officeooo:rsid="001261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618e" style:font-weight-asian="bold" style:font-weight-complex="bold"/>
    </style:style>
    <style:style style:name="T4" style:family="text">
      <style:text-properties officeooo:rsid="00143236"/>
    </style:style>
    <style:style style:name="T5" style:family="text">
      <style:text-properties officeooo:rsid="001528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ualizaciones realizadas en el sistema</text:p>
      <text:p text:style-name="P2"/>
      <text:p text:style-name="P8">Cuent<text:span text:style-name="T1">a</text:span> directivos </text:p>
      <text:list xml:id="list2424886262" text:style-name="L1">
        <text:list-item>
          <text:p text:style-name="P20">Se modifico la forma de <text:span text:style-name="T3">RECIBIR</text:span> <text:span text:style-name="T3">DOCUMENTOS</text:span>, ya que utilizaba muchos recursos en memoria <text:span text:style-name="T2">RAM</text:span>, y no mostraba todos los documentos realizados. </text:p>
        </text:list-item>
        <text:list-item>
          <text:p text:style-name="P21">Se modifico la forma de ver los <text:span text:style-name="T2">DOCUMENTOS ENVIADOS</text:span>, <text:s/>ya que de igual forma que en recibidos, no mostraba los documentos, debido al excesivo consumo de Recursos en el servidor.</text:p>
        </text:list-item>
        <text:list-item>
          <text:p text:style-name="P20">Se clasificaron los tipos de documentos <text:span text:style-name="T1">recibidos</text:span> en Memorándum, Circulares, Folios, Oficiala de Partes y todos.</text:p>
        </text:list-item>
        <text:list-item>
          <text:p text:style-name="P21">Se modifico la forma de ver los documentos enviados en Memorándum y Circulares.</text:p>
        </text:list-item>
        <text:list-item>
          <text:p text:style-name="P21">Se puede ver el oficio desde el apartado de recibidos.</text:p>
        </text:list-item>
        <text:list-item>
          <text:p text:style-name="P21">Podemos destacar un documentos importante, y aparecerá en el apartado de Destacados.</text:p>
        </text:list-item>
        <text:list-item>
          <text:p text:style-name="P21">Se actualizo que cuando uno enviaba circular lo modificaba a memorándum.</text:p>
        </text:list-item>
        <text:list-item>
          <text:p text:style-name="P21">Se hizo una limpieza de campos y tablas en la base de datos, antes <text:span text:style-name="T2">45</text:span> Tablas ahora <text:span text:style-name="T2">33</text:span> Tablas.</text:p>
        </text:list-item>
        <text:list-item>
          <text:p text:style-name="P21">Se actualizo que puedan subir documentos de un peso de hasta <text:span text:style-name="T2">10 MB</text:span>, ya que no podian subir archivos o anexos con un peso mayo de <text:span text:style-name="T2">3 MB.</text:span></text:p>
        </text:list-item>
        <text:list-item>
          <text:p text:style-name="P24">Se actualizo que no puedan ver documentos que no les corresponda.</text:p>
        </text:list-item>
      </text:list>
      <text:p text:style-name="P9"/>
      <text:p text:style-name="P9">Cuenta oficiala de partes</text:p>
      <text:list xml:id="list1097432642" text:style-name="L2">
        <text:list-item>
          <text:p text:style-name="P22">Se agrego la opción que pueda agregar dependencias.</text:p>
        </text:list-item>
        <text:list-item>
          <text:p text:style-name="P22">Se puso la opción que pueda modificar ciertos datos de cuando recibe un documento asunto y el cuerpo del documentos, siempre y cuando sea el mismo día.</text:p>
        </text:list-item>
        <text:list-item>
          <text:p text:style-name="P22">Se actualizo que puedan subir documentos de un peso de hasta <text:span text:style-name="T2">20 MB</text:span>.</text:p>
        </text:list-item>
      </text:list>
      <text:p text:style-name="P13"/>
      <text:p text:style-name="P13"><text:tab/><text:span text:style-name="T4">Coordinación Ejecutiva.</text:span></text:p>
      <text:list xml:id="list3016634697" text:style-name="L3">
        <text:list-item>
          <text:p text:style-name="P14">Se Agrego la opción que pueda ver los acuses.</text:p>
        </text:list-item>
      </text:list>
      <text:p text:style-name="P13"><text:tab/></text:p>
      <text:p text:style-name="P2"><text:tab/></text:p>
      <text:p text:style-name="P6">Actualizaciones <text:span text:style-name="T4">que se están trabajando</text:span></text:p>
      <text:p text:style-name="P6"/>
      <text:p text:style-name="P10">Auxiliar Secretaria particular </text:p>
      <text:p text:style-name="P10"/>
      <text:list xml:id="list3837147017" text:style-name="L4">
        <text:list-item>
          <text:p text:style-name="P23">Poder registrar los oficios con copia a la C. Secretaria 50 %.</text:p>
        </text:list-item>
        <text:list-item>
          <text:p text:style-name="P23">Poder ver los oficios registrados 80 %.</text:p>
        </text:list-item>
        <text:list-item>
          <text:p text:style-name="P23">poder turnar las copias si se necesita seguimiento y le lleguen a la cuenta de la lic Dayani.</text:p>
        </text:list-item>
      </text:list>
      <text:p text:style-name="P11"/>
      <text:p text:style-name="P12"><text:tab/>Coordinación Ejecutiva</text:p>
      <text:list xml:id="list4264537000" text:style-name="L5">
        <text:list-item>
          <text:p text:style-name="P15">Mostrar los acuses en el Documento del folio enviado 50 %.</text:p>
        </text:list-item>
        <text:list-item>
          <text:p text:style-name="P15">Nueva vista para los folios turnados, ya que el que tiene consume muchos recursos por la cantidad de información que tiene, modulo terminado solo falta actualizarlo en el servidor. 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Actualizaciones faltantes</text:p>
      <text:p text:style-name="P6"/>
      <text:p text:style-name="P3"><text:tab/>Cuent<text:span text:style-name="T1">a</text:span> directivos </text:p>
      <text:list xml:id="list185753877" text:style-name="L6">
        <text:list-item>
          <text:p text:style-name="P17">Que los jefes de área puedan crear memos y que el directivo pueda firmarlo.</text:p>
        </text:list-item>
        <text:list-item>
          <text:p text:style-name="P17">Que los memorándum recibidos, se puedan turnar a las areas correspondientes para dar seguimiento. </text:p>
          <text:p text:style-name="P16"/>
        </text:list-item>
      </text:list>
      <text:p text:style-name="P3"><text:tab/><text:span text:style-name="T5">Coordinación ejecutiva </text:span></text:p>
      <text:list xml:id="list2975296449" text:style-name="L7">
        <text:list-item>
          <text:p text:style-name="P18">pueda recibir las copias turnadas por la auxiliar de la secretaria particular. </text:p>
        </text:list-item>
        <text:list-item>
          <text:p text:style-name="P18">Pueda turnar las copias recibidas por la auxiliar de la secretaria particular.</text:p>
        </text:list-item>
        <text:list-item>
          <text:p text:style-name="P18">Que pueda modificar los datos que recibe de oficiala de partes y actualizar los anexos que trae.</text:p>
        </text:list-item>
        <text:list-item>
          <text:p text:style-name="P18">Modificar la opción de returnar, esta opción si funciona pero falta hacer unos cambios ya que al returnar queda el turnado anterior.</text:p>
        </text:list-item>
        <text:list-item>
          <text:p text:style-name="P19">Modificar la opción de reportes.</text:p>
        </text:list-item>
      </text:list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1:21:49.237777727</meta:creation-date>
    <meta:print-date>2019-07-17T12:17:40.957916516</meta:print-date>
    <dc:date>2019-08-02T13:24:33.283053858</dc:date>
    <meta:editing-duration>PT13M46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2" meta:paragraph-count="38" meta:word-count="457" meta:character-count="2669" meta:non-whitespace-character-count="2259"/>
  </office:meta>
</office:document-meta>
</file>